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97cm" fo:min-width="2.83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2.51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14cm" fo:min-width="2.04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5.8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54cm" svg:x="7.35cm" svg:y="2.27cm">
          <text:p text:style-name="P1">Program start</text:p>
          <text:p text:style-name="P1">If, elif, el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54cm" svg:x="7.35cm" svg:y="6.08cm">
          <text:p text:style-name="P1">Read A, B, 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67cm" svg:height="3.493cm" svg:x="7.35cm" svg:y="10.207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6.032cm" svg:height="3.81cm" svg:x="2.27cm" svg:y="14.97cm">
          <text:p text:style-name="P1">A &gt;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5.08cm" svg:height="4.128cm" svg:x="14.97cm" svg:y="14.969cm">
          <text:p text:style-name="P1">B &gt; 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6.35cm" svg:height="2.54cm" svg:x="2.27cm" svg:y="21.32cm">
          <text:p text:style-name="P1">A greater than C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35cm" svg:height="2.54cm" svg:x="13.7cm" svg:y="21.32cm">
          <text:p text:style-name="P1">B greater than C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35cm" svg:y1="11.954cm" svg:x2="5.286cm" svg:y2="14.97cm" draw:start-shape="id1" draw:start-glue-point="5" draw:end-shape="id2" draw:end-glue-point="4" svg:d="M7350 11954h-2064v3016" svg:viewBox="0 0 2065 3017">
          <text:p/>
        </draw:connector>
        <draw:connector draw:style-name="gr5" draw:text-style-name="P1" draw:layer="layout" draw:line-skew="-0.452cm" svg:x1="2.27cm" svg:y1="16.875cm" svg:x2="2.27cm" svg:y2="22.59cm" draw:start-shape="id2" draw:start-glue-point="5" draw:end-shape="id3" draw:end-glue-point="3" svg:d="M2270 16875h-953v5715h953" svg:viewBox="0 0 954 5716">
          <text:p/>
        </draw:connector>
        <draw:connector draw:style-name="gr5" draw:text-style-name="P1" draw:layer="layout" svg:x1="14.017cm" svg:y1="11.954cm" svg:x2="17.51cm" svg:y2="14.969cm" draw:start-shape="id1" draw:start-glue-point="7" draw:end-shape="id4" draw:end-glue-point="4" svg:d="M14017 11954h3493v3015" svg:viewBox="0 0 3494 3016">
          <text:p/>
        </draw:connector>
        <draw:connector draw:style-name="gr5" draw:text-style-name="P1" draw:layer="layout" svg:x1="14.97cm" svg:y1="17.033cm" svg:x2="13.7cm" svg:y2="22.59cm" draw:start-shape="id4" draw:start-glue-point="5" draw:end-shape="id5" svg:d="M14970 17033h-1771v5557h501" svg:viewBox="0 0 1772 5558">
          <text:p/>
        </draw:connector>
        <draw:frame draw:style-name="gr6" draw:text-style-name="P2" draw:layer="layout" svg:width="1.535cm" svg:height="0.962cm" svg:x="5.127cm" svg:y="11.15cm">
          <draw:text-box>
            <text:p>Yes</text:p>
          </draw:text-box>
        </draw:frame>
        <draw:frame draw:style-name="gr6" draw:text-style-name="P2" draw:layer="layout" svg:width="1.535cm" svg:height="0.962cm" svg:x="1cm" svg:y="15.922cm">
          <draw:text-box>
            <text:p>Yes</text:p>
          </draw:text-box>
        </draw:frame>
        <draw:frame draw:style-name="gr6" draw:text-style-name="P2" draw:layer="layout" svg:width="1.311cm" svg:height="0.962cm" svg:x="15.287cm" svg:y="11.16cm">
          <draw:text-box>
            <text:p>No</text:p>
          </draw:text-box>
        </draw:frame>
        <draw:frame draw:style-name="gr6" draw:text-style-name="P2" draw:layer="layout" svg:width="1.535cm" svg:height="0.962cm" svg:x="13.382cm" svg:y="16.24cm">
          <draw:text-box>
            <text:p>Yes</text:p>
          </draw:text-box>
        </draw:frame>
        <draw:custom-shape draw:style-name="gr1" draw:text-style-name="P1" xml:id="id6" draw:id="id6" draw:layer="layout" svg:width="6.35cm" svg:height="2.54cm" svg:x="7.35cm" svg:y="25.13cm">
          <text:p text:style-name="P1">C greater than A/B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302cm" svg:y1="16.875cm" svg:x2="10.525cm" svg:y2="25.13cm" draw:start-shape="id2" draw:start-glue-point="7" draw:end-shape="id6" draw:end-glue-point="0" svg:d="M8302 16875h2223v8255" svg:viewBox="0 0 2224 8256">
          <text:p/>
        </draw:connector>
        <draw:connector draw:style-name="gr5" draw:text-style-name="P1" draw:layer="layout" svg:x1="20.05cm" svg:y1="17.033cm" svg:x2="13.7cm" svg:y2="26.4cm" draw:start-shape="id4" draw:start-glue-point="7" draw:end-shape="id6" draw:end-glue-point="1" svg:d="M20050 17033h502v9367h-6852" svg:viewBox="0 0 6853 9368">
          <text:p/>
        </draw:connector>
        <draw:frame draw:style-name="gr6" draw:text-style-name="P2" draw:layer="layout" svg:width="1.311cm" svg:height="0.962cm" svg:x="9.214cm" svg:y="15.922cm">
          <draw:text-box>
            <text:p>No</text:p>
          </draw:text-box>
        </draw:frame>
        <draw:frame draw:style-name="gr6" draw:text-style-name="P2" draw:layer="layout" svg:width="1.311cm" svg:height="0.962cm" svg:x="17.192cm" svg:y="25.447cm">
          <draw:text-box>
            <text:p>No</text:p>
          </draw:text-box>
        </draw:frame>
        <draw:custom-shape draw:style-name="gr7" draw:text-style-name="P1" xml:id="id7" draw:id="id7" draw:layer="layout" svg:width="6.35cm" svg:height="2.54cm" svg:x="7.35cm" svg:y="30.21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cm -5.848cm" svg:x1="10.684cm" svg:y1="10.207cm" svg:x2="7.35cm" svg:y2="31.48cm" draw:start-shape="id1" draw:start-glue-point="4" draw:end-shape="id7" draw:end-glue-point="3" svg:d="M10684 10207v-502h-9684v21775h6350" svg:viewBox="0 0 9685 217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1:01:58.877816534</meta:creation-date>
    <dc:date>2025-04-04T01:21:57.375797287</dc:date>
    <meta:editing-duration>PT6M56S</meta:editing-duration>
    <meta:editing-cycles>1</meta:editing-cycles>
    <meta:document-statistic meta:object-count="22"/>
    <meta:generator>LibreOffice/24.2.7.2$Linux_X86_64 LibreOffice_project/420$Build-2</meta:generator>
  </office:meta>
</office:document-meta>
</file>